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fo:font-weight="bold" style:font-weight-asian="bold" style:font-weight-complex="bold"/>
    </style:style>
    <style:style style:name="P3" style:family="paragraph" style:parent-style-name="Standard">
      <style:text-properties fo:language="de" fo:country="DE" fo:font-style="italic" style:font-style-asian="italic" style:font-style-complex="italic"/>
    </style:style>
    <style:style style:name="P4" style:family="paragraph" style:parent-style-name="Standard">
      <style:text-properties fo:language="de" fo:country="DE" fo:font-weight="normal" style:font-weight-asian="normal" style:font-weight-complex="normal"/>
    </style:style>
    <style:style style:name="P5" style:family="paragraph" style:parent-style-name="Standard">
      <style:text-properties fo:language="de" fo:country="DE"/>
    </style:style>
    <style:style style:name="T1" style:family="text">
      <style:text-properties fo:background-color="transparent"/>
    </style:style>
    <style:style style:name="T2" style:family="text">
      <style:text-properties fo:language="de" fo:country="DE"/>
    </style:style>
    <style:style style:name="T3" style:family="text">
      <style:text-properties style:use-window-font-color="true"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 Open Build Service: Ein Werkzeugsatz für den Paketbau </text:p>
      <text:p text:style-name="P3">Autor Helen South (Übersetzung: Dr. Wolfgang Hahnl)</text:p>
      <text:p text:style-name="P1"/>
      <text:p text:style-name="P1">Paketbau-Software für Linux ist niemals so unkompliziert, wie sie eigentlich sein könnte. <text:s/>Sich verändernde Paket-Management-Systeme und Bezeichnungs-Konventionen, die Entwicklung in der Architektur, Patche, Aktualisierungen und auch die internationale Zusammenarbeit, sie alle fügen Komplexitäts-Schichten hinzu.</text:p>
      <text:p text:style-name="P1"/>
      <text:p text:style-name="P1">Aber, wo es einen komplexen Prozess gibt, gibt es ein Skript, ihn zu vereinfachen. Als openSUSE Entwickler ihre eigene Arbeit modernisieren mussten, kamen sie mit neuen funktionellen Lösungen hervor. Diese Skripte, die sich im openSUSE Build Service herausbildeten, wurde von einem Entwickler "als ein Haufen schmutziger <text:s/>Perl-Skripte mit nettem Frontend" beschrieben. Obwohl der openSUSE Build Service (OBS) ursprünglich openSUSE in Bezeichnung trug, ist er eine grenzüberschreitende Distribution, die für <text:s/>Debian, Mandriva, Ubuntu, Red Hat, Fedora und natürlich openSUSE und SLE baut. Um diesen breiteren Auftrag darzustellen, wurde er in <text:s/>Open Build Service umbenannt und damit ein unabhängigeres Projekt.</text:p>
      <text:p text:style-name="P1"><text:s/></text:p>
      <text:p text:style-name="P1">Unterstützte Plattformen schließen Alt-PPC, mit x86 und x86_64 auf ARM-Prozessoren, ein. <text:s/>(Anmerkung: Der Code unterstützt Sparc, ia64 und ebenso die Z-Serie. Auch die öffentliche Instanz von build.o.o <text:s/>hat dafür keine Bau-Gastgeber) Obwohl der Code dahinter nicht schön ist, ist seine Flexibilität ein direktes Ergebnis dieser willkürlichen Entstehungsgeschichte. <text:s/>Der <text:s/>Open Build Service ist keine raffinierte Anwendung auf der Suche nach einem Problem sondern eher eine sich entwickelnde Lösung für Bauten des wirklichen Lebens und von Distributionsangelegenheiten.</text:p>
      <text:p text:style-name="P1"/>
      <text:p text:style-name="P1">Die Entwickler von openSUSE fühlten, indem sie den OBS öffentlich zur Verfügung stellten, dass es eine großartige Möglichkeit wäre, einen Unterschied zu machen - und anders zu sein. Die Investition <text:s/>und der Aufwand, die erforderlich waren, sind mit Sicherheit zielführend, <text:s/>da der OBS so viele der mühseligsten <text:s/>Widerstände klärte. Der OBS macht es für Entwickler leichter, für openSUSE zu packen. So ist er für alle Seiten von Vorteil. Die öffentliche Instanz auf build.opensuse.org baut gegenwärtig über <text:s/>171.000 Pakete, die von über 30.000 Paketbauern kompiliert werden, die über 25 unterschiedliche Linux-Distributionen auf 7 Architekturen unterstützen. Diese Pakete werden pro Monat über einhundert Millionen <text:s/>mal weltweit <text:s/>von Millionen Anwendern heruntergeladen!</text:p>
      <text:p text:style-name="P1"/>
      <text:p text:style-name="P1">Der OBS läuft auf einem Server mit einer sauberen virtuellen Installation. Das beseitigt den Bedarf von lästigen 'Kompilier-Farmen' und reduziert wesentlich die Infrastruktur <text:s/>sowie die Managementkosten. Open Source bedeutet, <text:s/>flexibel und skalierbar zu sein. <text:s/>Man kann den OBS an seine Bedürfnisse anpassen. Viele haben das bereits ausgenutzt, darin enthalten die Leistungen von Intel und <text:s/>Nokia's MeeGo, Dell, Cray Supercomputers und die VLC Gemeinschaft.</text:p>
      <text:p text:style-name="P1"/>
      <text:p text:style-name="P2">Im kleinen Maßstab: DIY Paketbau </text:p>
      <text:p text:style-name="P1"/>
      <text:p text:style-name="P1">Wenn wir über Infrastruktur und Softwareentwicklung sprechen, tendieren wir dazu, uns wichtige Firmen-Vorhaben vorzustellen. Aber der OBS kann gerade im kleinen Maßstab ein brauchbares Werkzeug <text:s text:c="2"/>sein. <text:s/>Dem Systemadministrator und Novell TTP Board-Mitglied Richard Brown wurde der Open Build Service auf der Brainshare 2010 vorgestellt, wo Adrian Schröder das Projekt repräsentierte. Als Richard die Sicherheitsanwendung <text:s/>BlueProximity verwenden wollte, aber nur die Originalquellen statt eines arbeitenden Pakets finden konnte, wendete er sich den OBS-Paketquellen zu.</text:p>
      <text:p text:style-name="P1"/>
      <text:p text:style-name="P1">"Ich fand eine (alte) Kopie von jemandem, der beabsichtigte, sie in seinem Home-Repository auf OBS zu <text:soft-page-break/>packen. So nahm ich sie und verwendete sie als Ausgangspunkt. <text:s/>Mit der Quelle und etwas herum-stöbern im Wiki, gelang es mir, sie auf meiner Testmaschine zu bauen und zum Laufen zu bringen."</text:p>
      <text:p text:style-name="P1"/>
      <text:p text:style-name="P1">"Dann nahm ich mein Paket und mit der Hilfe der Typen von #opensuse-gnome (Anmerkung: <text:s/>im IRC), die mich über ihre Paketbaurichtlinien aufklärten, bekamen wir das Paket zur Perfektion aufpoliert. So entsprach es dem openSUSE Standard. Dieser Prozess war etwas frustrierend! Ich dachte, als ich startete, es sei ziemlich 'kleinlich'. Nun wenn ich auf anderer Leute Pakete (und Distributionen) schaue, glaube ich, dass die Berücksichtigung jedes Details, was das openSUSE Projekt verlangt (und OBS macht es einfach, das zu tun), <text:s/>wirklich hilft - speziell wenn man etwas findet, das nicht recht funktioniert!"</text:p>
      <text:p text:style-name="P1"/>
      <text:p text:style-name="P1">Dank der Bemühungen von Richard ist das Paket <text:s/>BlueProximity, das er als 'lustiges kleines Werkzeug' beschreibt, nun in <text:s/>den GNOME:Apps enthalten und wurde seit 11.4 <text:s/>in den offiziellen openSUSE Paketquellen zur Verfügung gestellt.</text:p>
      <text:p text:style-name="P1"/>
      <text:p text:style-name="P1">Keine schlechte Leistung für einen Systemadministrator, der erklärt keine Programmierkenntnisse zu haben und behauptet, dass er <text:s/>"gerade mal Basis-Shell-Skripte schreiben und 'rumbasteln' könne." <text:s/>Man muss kein Code-Guru sein, um OBS zu verwenden. Man muss nur die Grundlagen des Paketbaus verstehen. <text:s/>Das umgangssprachliche 'RTFM' (Anm. des Übersetzers: lies das feine/verdammte Handbuch) ist wahrscheinlich hier ein guter Rat: Es gibt eine umfangreiche <text:s/>Dokumentation für den Build Service. Und was nicht in den Wikis gefunden werden kann, kann sicherlich mit einer schnellen Websuche ausgegraben werden. Die Gemeinschaft arbeitet momentan daran, <text:s/>ihr Wissen in einem OBS-Buch zusammenzufassen. Wie Richard beobachtete, <text:s/>Hilfe steht wirklich zur Verfügung - und <text:s/>Wert, davon Gebrauch zu machen. "Kurz gesagt, ich fühle OBS. Wenn man erst verstanden hat, wie man Dinge anpackt, ist er ein phänomenales, flexibles Werkzeug für den Paketbau. Das Werkzeug und die Hilfe, die man im IRC und im Wiki erhalten kann, macht es deinem einfachen, egoistischen Paketbau unglaublich leicht, ihn dann zum Projekt einzureichen und beizutragen."</text:p>
      <text:p text:style-name="P1"/>
      <text:p text:style-name="P2">Gemeinschaftsarbeit: Gemeinsam arbeiten mit OBS</text:p>
      <text:p text:style-name="P1"/>
      <text:p text:style-name="P1">Fähigkeiten werden in der freien Software-Entwicklung niemals vergeudet. <text:s/>Mit einem einfachen Projekt unter seinen Fittichen befand sich <text:s/>Richard Brown bald selbst darin, komplexere Probleme in Angriff zu nehmen. "Während der openSUSE 11.3 beta Phase, half ich, einen wirklich ärgerlichen X-Bug <text:s/>aufzuspüren, zu beheben und zu testen. Der OBS spielte darin eine große Rolle, weil es den Entwicklern gelang, das offizielle X-Paket in ihr persönliches Home-Repository <text:s/>abzuzweigen, einen Patch zu versuchen, ihn dann veröffentlichten <text:s/>und Typen wie mich nahmen, die ihn testeten. <text:s/>Ich konnte sogar meinen Zweig verzweigen, ein paar zusätzliche Änderungen machen, diese testen und so weiter. So wurde es eine solide Plattform zur Zusammenarbeit für Codeänderung sowie zum Bau für die Distribution."</text:p>
      <text:p text:style-name="P1"/>
      <text:p text:style-name="P1">Das im Build Service implementierte System zur Versionsmarkierung ist eine herrliche Grundlage. openSUSE Entwickler Vincent Untz hat ein raffiniertes Plug-in erstellt, 'collab' genannt, um den Prozess zu verbessern. Dieses Werkzeug ist eine Erweiterung des Kommandozeilen-Clients OSC, geschrieben in Python. Die beiden machen gemeinsam einen guten Job und erleichtern die <text:s/>Zusammenarbeit zwischen den Paketbauern.</text:p>
      <text:p text:style-name="P1"/>
      <text:p text:style-name="P1"><text:span text:style-name="T1">Sankar, ein Softwareentwickler, der in verschiedene Open-Source-Projekte involviert ist, findet, dass</text:span> OSC-collab den Arbeitsablauf der Distributionsentwicklung signifikant verbessert. "Im openSUSE-GNOME-Team packen wir viele Anwendungen, die von Upstream-GNOME-Git-Servern kommen. Gemäß der GNOME-Veröffentlichungs-Liste werden verschiedene Upstream-Maintainer die Tarballs vorbereiten und neue Release ausführen. So wird es nach jedem Upstream-Release-Zyklus Bedarf für das <text:soft-page-break/>Packen dieser neuen Tarball-Aktualisierungen geben. Nun kann mit <text:s/>OSC-collab jeder eine `osc collab todo` ausführen, um eine Liste aller Anwendungen anzusehen, die aktualisierte Upsteam-Tarballs besitzen. Der offizielle Paketbauer und die gelegentlich Beitragenden können jedes dieser Pakete auswählen und sie mit ihrem Namen reservieren, um den Bau für das Upgrade durchzuführen. Wenn dann ein anderer Paketbauer <text:s/>später 'osc collab todo' ausführt, um die aktualisierte Tarball-Liste zu erhalten, werden die reservierten Pakete als 'neue Version, verfügbar für den Upstream, aber reserviert von &lt;Paketbauer&gt;' gezeigt. Die 'Reservierung' von Paketen <text:s/>löscht nach zwei Tagen, für den Fall, dass jemand ein Paket reservierte aber es vergaßte, es zu packen. Es ist eine einfache und effiziente Art, sicher zu stellen, dass die Aufgaben geteilt werden, <text:s/>ohne dass die Paketbauer sich gegenseitig auf die Zehen treten, speziell wenn Team-Mitglieder in verschiedenen Zeitzonen arbeiten. Das minimiert auch die Notwendigkeit von Abstimmungs-Meetings und E-Mails.</text:p>
      <text:p text:style-name="P1"/>
      <text:p text:style-name="P1">Das OSC-collab-Werkzeug hilft, einige der uninteressanteren Aspekte des Paketbaus zu automatisieren. <text:s/>"Zum Beispiel werden ChangeLogs automatisch aktualisiert, so dass man nur ein kleines bisschen menschliche Bearbeitung braucht", sagt Sankar. Nachdem der Paketbau erledigt ist, kann der Benutzer die Änderungen vorschlagen, was vom Kern-Paketbau-Team überprüft und eingebracht werden kann. <text:s/></text:p>
      <text:p text:style-name="P1"/>
      <text:p text:style-name="P1">Dieses Modell, vergleichbar mit Github, das Aufspalten des Projekts und Erstellung verschmolzener Anforderungen, erleichtert die Zusammenarbeit. Kombiniert mit der Fähigkeit, Projekte zu kreieren, bei denen <text:s/>kein einzelnes Individuum sondern ein Team für den Paketbau verantwortlich ist, ebenso für das Aufspüren von Fehler und die Integration von Funktions-Anforderungs-Systemen bildet OBS eine vollständige Plattform, um gemeinsam zu arbeiten.</text:p>
      <text:p text:style-name="P1"/>
      <text:p text:style-name="P2">Mit den Veröffentlichungen Schritt halten</text:p>
      <text:p text:style-name="P1"/>
      <text:p text:style-name="Standard"><text:span text:style-name="T2">Entwickler sind sehr gut vertraut mit dem Stress, der sich <text:s/>vor der Veröffentlichung von Software aufbaut. <text:s/>Die regelmäßig engen Zeitplänen, die sich durch die Forderung ergeben, mit Ihren Clients aktuell zu bleiben, kann es ein wenig wie 'Groundhog Day' <text:s/>(Anm. des Übersetzers: "</text:span><text:a xlink:type="simple" xlink:href="http://de.wikipedia.org/wiki/Und_täglich_grüßt_das_Murmeltier"><text:span text:style-name="T3">Und täglich grüßt das Murmeltier</text:span></text:a>") <text:span text:style-name="T2">werden - ohne <text:s/>Bill Murray's Sinn für Humor!</text:span></text:p>
      <text:p text:style-name="P1"/>
      <text:p text:style-name="P1">Als Sankars Team einige große Architekturänderungen Ihres Produktes (nicht openSUSE) machten, mussten einigen Regressionstest durchgeführt werden. Die Benutzer benötigten schrittweise Fehlerbereinigungen, die laufend unterstützt wurden und es waren einige Fehler aus den Regressionstests, auf Grund der großen Änderung, zu beheben. "Wir verwendeten eine alte Baumaschine, die auf 'chroot build jails' basierte, auf die <text:s/>wir uns aus der Ferne einzuloggen und darauf zu arbeiten hatten. Das machte das Leben unter verschiedenen Aspekten zu schwierig. <text:s/>Auch <text:s/>schlichte Operationen mussten auf umständliche Art durchgeführt werden, wie <text:s/>der Mangel an ausgegebenen Bauten, die Veröffentlichung der gebauten Binärdateien in den Web-Repositorys, die <text:s/>automatisierten Abhängigkeits-Neubauten, usw." Die Migration zum Build Service glich das alles aus. "Alles was wir nun tun müssen, ist, ein Paket zu klonen, unsere Patche hoch zu laden und die Spezifikationsdatei zu bearbeiten. TADA und die endgültigen Binärdateien werden automatisch im Internet veröffentlicht, die der Benutzer mit einem einzigen Klick installieren kann." </text:p>
      <text:p text:style-name="P1"/>
      <text:p text:style-name="P1">Es gibt immer einen Balance-Akt zwischen Automatisierung und Konfigurierbarkeit. Aber Sankar glaubt, dass der OBS es richtig hin bekommen hat. "Da es eine klare Client/Server-Unterscheidung gibt, wurden verschiedene Sachen wie herausgegebene Bauten, hohe Verfügbarkeit des Systembaus usw. möglich gemacht, ohne dass Paketbauer Zeit damit vergeuden. Der OBS ist <text:s/>allen zugänglich, er hat Clients für alle PCs, das Web und Android. Früher hatte fast das ganze Team 2 - 3 schlaflose Nächte zu opfern, um eine Aktualisierungsausgabe pro Woche auszuführen. Neuerdings haben wir Einrichtungen für nächtliche <text:soft-page-break/>Bauten für mehrere Betriebssysteme. <text:s/>Der Paketbauaufwand <text:s/>beträgt für eine Person nur wenige Minuten pro Woche. Allen Dank an OBS." </text:p>
      <text:p text:style-name="P1"/>
      <text:p text:style-name="P1">Diese nächtlichen Bauten bringen bedeutende Vorteile für die Software-Entwicklung. Nicht nur weil es natürlich warnt, wenn Baufehler angetroffen werden, aber auch auf Grund der schnellen <text:s/>Durchlaufzeit, die die <text:s/>automatisierten Prozesse und die SCM-Integration bieten können. <text:s/>Aaron Seigo, leitender Entwickler im Plasma-Projekt von KDE und einer der Kern-Leute hinter den Bemühungen um das <text:s/>Open-Source-Tablet <text:s/>'Vivaldi' <text:s/>(früher 'Spark'), betrachtet OBS als <text:s/>entscheidend für den Erfolg der Plasma-Active-Entwicklung: "OBS bildet den Kern bei der Art, wie wir arbeiten: Gestaltungsmittelpunkt und sich wiederholend. Unsere Designer erstellen ein Modell, die Entwickler bauen es und tragen es zu Git bei. OBS greift den Code von dort ab, baut ihn und am nächsten Morgen erhalten die Designer die Aktualisierungen und können überprüfen, wie es in der Praxis funktioniert, liefern die Rückinformation und der Prozess startet von neuem."</text:p>
      <text:p text:style-name="P1"/>
      <text:p text:style-name="P1">Während viele Projekte eine breite Zusammenarbeit erforderlich machen, kann die Komplexität des Paketbaus manchmal bedeuten, das Schlüssel-Entwickler - mit ihrem 'Insider-Wissen' <text:s/>- fast unverzichtbar werden können. Scribus-Entwickler <text:s/>Peter 'MrDocs' Linnell traf gerade auf dieses Hindernis mit einem kürzlichen <text:s/>Adobe-Reader-Release. <text:s/>"Es gab eine Anzahl von Sicherheitslücken. So war es wirklich wichtig, eine Aktualisierung durchzuführen. Normaler Weise gibt es da jemanden bei Novell, der sich darum kümmert, aber er war in Urlaub. Glücklicher Weise erlaubte mir OBS, einen Zweig zu erzeugen, die Aktualisierungen durchzuführen und die neuen RPM's zu testen. Dann reichte ich sie für eine Sicherheits-Aktualisierung ein. Da Scribus eine sehr leistungsfähige PDF-Export-Funktion besitzt, war ich in der Lage, das Paket mit allen Arten von PDF's zu testen, einschließlich solcher mit 3D und Interaktivität. Ohne OBS wäre der Prozess viel langsamer gewesen. Ich hätte mindestens eine Anzahl von VM's <text:s/>und einen Neubau für jede Version und Architektur benötigt. <text:s text:c="2"/>Für das Novell-Sicherheits-Team wäre viel schwieriger gewesen, meine Aktualisierungen zu akzeptieren. <text:s/>Mit dem OBS konnten sie alle meine Änderungen/Aktualisierungen schnell und ohne mein Zutun überprüfen." </text:p>
      <text:p text:style-name="P1"/>
      <text:p text:style-name="P2">Die Software zu den Anwendern bringen</text:p>
      <text:p text:style-name="P1"/>
      <text:p text:style-name="P1">Da OBS in der Lage ist, für eine Vielzahl von Linux-Distributionen und auch für nicht-Linux Plattformen Software für ihre Anwender zu bauen, wird er von verschiedenen Projekten verwendet. Der OBS bietet einen einfachen Download-Knopf auf der Homepage des Projekts an. Aber diese Seite ist nicht wirklich für Endanwender gestaltet. Der OBS generiert automatisch Repositorys für alle Bauvorhaben, auf die man Anwender direkt von der Projektseite aus hinweisen kann. Eine bessere Lösung wird mit <text:s/>der kürzlich vorgestellten Funktion einer OBS-Download-Seite angeboten, die in jede Webseite ordentlich integriert werden kann. Es bietet verschiedene Schichten der Integration an. Beginnend mit einer praktischen Download-Seite für mehrere Distributionen, auf zu der man einen Link setzen kann. Oder einem IFrame, der in eine Webseite aufgenommen werden kann. PHP und HTML-Objekte kann man verwenden, um eine wirklich tiefe Integration anzubieten. Ebenso neu ist die Option, Anwendungen auf diese Weise zu unterstützen, dass diese, die Betriebssystem-Abbilder <text:s/>auf OBS bauen, den Zugang zu ihnen über die gleiche Schnittstelle direkt unterstützen können.</text:p>
      <text:p text:style-name="P1"/>
      <text:p text:style-name="P1">Das erste Projekt, das diese Funktion nutzte, war das leichtgewichtige Web-Browser-Projekt <text:s/>QupZilla. Die Integrationsarbeit, durchgeführt von seinem Hauptentwickler David Rosca, benötigte durch die Verwendung der IFrame-Option nur wenige Minuten. Er bemerkte, dass "es dem interessierten Anwender einen extra Klick ersparte, um die Anwendung zu installieren und sieht zugleich besser aus."</text:p>
      <text:p text:style-name="P1"/>
      <text:p text:style-name="P1"/>
      <text:p text:style-name="P2"><text:soft-page-break/>Abschließende Schritte: Festplatten-Abbild mit KIWI</text:p>
      <text:p text:style-name="P4"/>
      <text:p text:style-name="P4">KWI ermöglicht es Ihnen, eine maßgeschneiderte Betriebssystemvariante zu erzeugen, wie virtuelle Geräte und Kleinst-Server, Festplattenabbilder, einschließlich Live-CDs und USB-Abbilder. Wie OBS, und bemerkenswert für ein freies Software-Projekt, <text:s/>ist die Dokumentation für KIWI besonders gut. Sie beinhaltet einem fortschrittlichen Satz von Schritten-für-Schritt Anleitungen, um den Anwender durch den Prozess des Bauens seines eigenen, maßgeschneiderten Betriebssystems zu führen. Die <text:s/>Ausgabeoptionen schließen alle wichtigen Formate für virtuelle Maschinen, für die Festplatte, Live-CD und eine automatischer Installation vorgeladener Abbilder ein. KIWI kann alles produzieren, was man gebrauchen könnte.</text:p>
      <text:p text:style-name="P4"/>
      <text:p text:style-name="P4">KIWI ist ein Kommandozeilen-Werkzeug, das in den <text:s/>Open Build Service integriert wurde und ebenso als eigenständiges Abbildbau-System funktioniert. Die leistungsfähige Funktion zum Aufspüren von Abhängigkeiten <text:s/>im OBS wird auf das Abbild erweitert: Sobald der Entwickler einen Neuabruf von Git, bzr oder SVN-Repository auslöst oder einen neuen Tarball hoch lädt, wird nicht nur das Paket und alle Pakete, die davon abhängen, neu gebaut, ebenso wird der OBS KIWI zur Lieferung frischer Abbilder anstoßen. <text:line-break/></text:p>
      <text:p text:style-name="P1">SUSE Studio.com ist eine leicht anzuwendende SUSE-Umsetzung des KIWI-Festplatten-Abbild-Systems mit der Ergänzung eines benutzerfreundlichen (nicht offenen) Ruby on Rails Frontend. Es ist ein sehr funktionsfähiges Werkzeug und liefert eine Menge Spaß, wenn man damit spielt, gerade für nicht-technische Anwender. Das Auswählen eines geeigneten Satz von Anwendungen, das Einrichten von Benutzern und der grafischen Oberfläche sowie das Hochladen seiner eigenen Daten, das Kompilieren von all diesem in ein frisches Betriebssystem könnte nicht leichter sein.</text:p>
      <text:p text:style-name="P1"/>
      <text:p text:style-name="P1">Als einen ergänzten Bonus kann man KIWI-Konfigurationen und AutoYaST-Profile in SUSE Studio <text:s/>importieren oder von dort exportieren, so dass man seine lokale Konfiguration mit SUSE Studio verwenden oder die Studio-Konfiguration mit KIWI weiter verbessern kann. Und das Ergebnis des Studios kann innerhalb des Web-Browsers, in dem das neue Betriebssystem gebaut wurde, getestet werden. Das Abbild wird auf dem SUSE Servern gestartet und der Anwender über eine Flash-VNC-Sitzung verbunden. Ein direkter VNC oder SSH-Zugang ist ebenso möglich. Alle Änderungen, die in der Testumgebung gemacht werden, werden rückverfolgt und können Datei für Datei in das Gerät einbezogen werden.</text:p>
      <text:p text:style-name="P1"/>
      <text:p text:style-name="P2">Alles zusammengefasst: OSC, OBS und KIWI</text:p>
      <text:p text:style-name="P1"/>
      <text:p text:style-name="P1">Einer der Vorteile vom Open Build Service ist, dass er tatsächlich eine komplette Garnitur erweiterbarer Werkzeuge darstellt und <text:s/>ein logisches Fortschreiten durch den Paketbau-Prozess erlaubt. <text:s/>Kai-Uwe Behrmann, Entwickler der Software Oyranos Color Management, findet, dass jeder Komponente des OBS eine wichtige Rolle zukommt. </text:p>
      <text:p text:style-name="P1"/>
      <text:p text:style-name="P1">" Der OBS ist ein großartiges Werkzeug, um einen Software-Stapel zu bauen, Pakete zu flicken und das alles dem Anwender zugänglich zu machen. Gemeinsam mit dem SUSE Studio sind wir in der Lage, eine Live-Media-CD zu kreieren, um einen kompletten Arbeitsablauf zu zeigen. In unserem Fall geht es um das Farb-Management und den damit verbundenen Werkzeugen und Anwendungen."</text:p>
      <text:p text:style-name="P1"/>
      <text:p text:style-name="P1">Während die Web-Schnittstelle einen exzellenten Arbeitsplatz anbietet, um Pakete zu erstellen, zu verzweigen und zu beobachten, bietet das Kommandozeilenwerkzeug OSC Flexibilität und Geschwindigkeit. "Um Bauten anzuwenden und zu tunen, empfand ich die <text:s/>lokale OSC-Schnittstelle als <text:soft-page-break/>sehr brauchbar. Ich kann Änderungen lokaler Spezifikationsdateien vor der Übergabe auf die Online-Server und dem Bau dort testen. Das ist auch viel schneller und sicherer für die <text:s/>Server-seitigen Resourcen, da ein einzelner Bau den Neubau verschiedener anderer Pakete auslösen kann."</text:p>
      <text:p text:style-name="P1"/>
      <text:p text:style-name="P1">Die Kommandozeilenschnittstelle wird ein vertrautes Gefühl für jeden <text:s/>vermitteln, der ein Terminal geöffnet hat, wie Kai-Uwe erklärt. "Das einfache Kommando 'osc build openSUSE_12.3' baut das Paket auf einem lokalen Rechner. Der Start von diesem wird Compiler-Fehler, Rpmlint-Fehler, falsche oder fehlende Bau-Anforderungen und andere Defizite in der aktuellen Spezifikationsdatei zeigen. Diese örtlich abzufangen beschleunigt den Paketerstellungsprozess, da der Bauprozess hier typischer Weise auf vier Kernen läuft. Dem entfernten Bauprozess <text:s/>stehen oft weniger Kerne zur Verfügung. Man benötigt auch viel mehr Zeit, um die Daten zu transferieren und alle geforderten Pakete zu installieren."</text:p>
      <text:p text:style-name="P1"/>
      <text:p text:style-name="P1">Natürlich ist bei Software nichts eben so einfach. (Die Erwähnung von Rpmlint sollte ein Hinweis <text:s text:c="4"/>darauf gewesen sein!) <text:s/>Obwohl der OBS sehr leistungsfähig ist, kann er nicht das Denken für dich übernehmen. Kai-Uwe fand, dass ein ständig wiederkehrendes Problem darin bestand, heraus zu finden, wo die passenden Makros für unterschiedliche Distributionen abgelegt waren. "Es kann schwierig sein, das richtige, benötigte Paket zum Bau des beabsichtigten zu finden. <text:s/>Zum Beispiel haben Mandriva-Pakete in der Spezifikationsdatei unterschiedliche Bezeichnungen für normale und 64-bit Paketversionen. Es gibt auch einige Dummy-Pakete, die schwierig zu identifizieren sind. Sophie - <text:s/></text:p>
      <text:p text:style-name="P1">http://sophie.zarb.org - war in diesem Fall ein hilfreiches Werkzeug."</text:p>
      <text:p text:style-name="P1"/>
      <text:p text:style-name="P1">Es kann problematisch sein, wenn das Projekt nicht komplett frei ist. Es ist wertlos, da OBS und SUSE Studio, auf denen die Oyranos CD gebaut wurde, das US-Patentgesetz befolgen müssen. An einem Punkt wurde die Oyranos-Disk von Souceforge gezogen, <text:s/>aufgrund von Problemen mit nVidia-Treibern, die neben dem GPL-Kernel saßen. Aber glücklicher Weise konnten die Entwickler das Problem lösen und nutzten die Nouveau-Treiber für die Live-Disk.</text:p>
      <text:p text:style-name="P1"/>
      <text:p text:style-name="P2">Schlussfolgerung</text:p>
      <text:p text:style-name="P1"/>
      <text:p text:style-name="P1">Die Freiheit von Freier Software verleiht den Entwicklern unschätzbare Flexibilität, Skalierbarkeit und Unabhängigkeit. Aber das kann auf Kosten der Einfachheit gehen. Während die etablierten Distributionen einen großen Umfang <text:s/>an Paketarbeit leisten, ist die Anzahl der autonomen Projekte und Individuen, die ihren eigenen Paketbau durchführen, ein Indikator für die verschiedenen Wege, auf denen die Freie-Software-Gemeinschaft von ihrer Freiheit Gebrauch macht, zu gestalten, zu teilen, zu entwickeln und zu verbreiten. Die openSUSE Gemeinschaft ist stolz, diese Freiheit zu ermöglichen, indem sie den Paketbau-Werkzeugsatz, was der Open Build Service ist, unterstützt und entwickelt. <text:s/></text:p>
      <text:p text:style-name="P1"/>
      <text:p text:style-name="P1">Der OBS bietet eine umfassende Komplettlösung an: den Code direkt aus <text:s/>SCMs, wie Git und SVN, ziehen, für jede Art von Plattform, die man möchte, bauen und die erhaltenen Pakete den Anwendern präsentieren oder sie in eine VM oder Festplattenabbild mit KIWI integrieren. Die Tatsache, dass verschiedene Linux-Distributionen wie MeeGo und sein Nachfolger Mer, so wie natürlich openSUSE und SUSE ganze Betriebssysteme mit OBS bauen, ist ein <text:s/>Beleg für die Flexibilität und Leistungsfähigkeit dieses Werkzeugs. <text:s/>Mit dem stetigen Anwachsen der Gemeinschaften und Firmen, die ihn verwenden, scheint die Zukunft des OBS als ein herausragendes Software-Bau-Werkzeug, auch unabhängig von openSUSE, gesichert.</text:p>
      <text:p text:style-name="P1"/>
      <text:p text:style-name="P1">Links</text:p>
      <text:p text:style-name="P1"/>
      <text:p text:style-name="P1">Open Build Service homepage: http://www.open-build-service.org/</text:p>
      <text:p text:style-name="P1"><text:soft-page-break/>Public instance of OBS: https://build.opensuse.org/</text:p>
      <text:p text:style-name="P1">osc collab homepage: http://en.opensuse.org/openSUSE:Osc_Collab</text:p>
      <text:p text:style-name="P1">KIWI homepage: http://en.opensuse.org/Portal:KIWI</text:p>
      <text:p text:style-name="P1">SUSE Studio: http://susestudio.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7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2-03-29T12:58:54</meta:creation-date>
    <dc:date>2012-04-06T20:28:00</dc:date>
    <meta:editing-duration>P1DT2H37M</meta:editing-duration>
    <meta:editing-cycles>30</meta:editing-cycles>
    <meta:generator>LibreOffice/3.4$Linux LibreOffice_project/340m1$Build-1505</meta:generator>
    <meta:document-statistic meta:table-count="0" meta:image-count="0" meta:object-count="0" meta:page-count="7" meta:paragraph-count="51" meta:word-count="3089" meta:character-count="22801" meta:non-whitespace-character-count="19647"/>
  </office:meta>
</office:document-meta>
</file>